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БЕЗ НАЗВАНИЯ</text:span>]</text:p>
      <text:p text:style-name="P3"/>
      <text:p text:style-name="P5">1</text:p>
      <text:p text:style-name="P2"/>
      <text:p text:style-name="P4">Пустыня всегда казалась неизменной, высокие песчаные холмы опадали, появлялись новые барханы, преображались целые выжженные солнцем равнины, в зависимости от сезона изменялись скорость и направление ветра, после дождя песок по берегам анильского моря превращался в грязь и часто, если ливень длился несколько часов подряд, все вокруг покруг покрывала тонкая пелена воды, но пустыня никогда не менялась. Каждое утро начиналось с того, что Ана видела в окно дюны в легкой дымке поднятой ветром пыли и небо, такое же белесое как и пустыня, из-за чего вдалеке, у линии горизонта, оно сливалось с песком.</text:p>
      <text:p text:style-name="P4">Ана часто представляла, как она уходит в пустыню и идет, пока не отнимаются ноги. Видимо, когда тебя окружают безжизенные пески, а весь день занят тем, что пытаешься научиться дышать респираторную маску, то воображение просто не способно на большее. А еще Ана мечтала улететь в космос, к далеким холодным планетам, где холмы и поляны такого же цвета, как город по вечерам, где даже ей не потребуются отдающие кислотой респираторные устройства, где нет песка, а дыхание от холода обращается в пар. Улететь на корабле, о котором постоянно говорили по радио в те дни.</text:p>
      <text:p text:style-name="P4">Ана иногда даже завидовала Болтуну. Ей казалось, что молчание ее друга это особый тайный дар, как сверхъестественная способность, которой лишены другие, так безрассудно тратящие свое дыхание на разговоры. Болтун больше видит и понимает, он знает, почему дождь над морем идет так редко, почему город становится синим по вечерам, почему небо, как и песок, меняет цвет, а радио начинает так плохо работать в сумерки, куда ведет высокая эстакада неподалеку от интерната, почему иногда из глубокого ночного неба падают яркие стремительные огни, о которых не хочет говорить воспитательница, почему Ана не может дышать как другие, без респираторной маски. Он никогда не видит в своих снах безликую пустыню. И он все время молчит. Ана верила, что, если однажды Болтун все же начнет говорить, словно проснувшись от своего тяжелого безмолвия, то он обязательно расскажет ей все, что знает, поделиться тайнами, на которые только ему был известен ответ. Ана ждала этого и боялась. Она была уверена, что не поймет ни слова - речь Болтуна будет ужасной, как у безумца, но как еще мог говорить человек, который с рождения наложил на себя обет молчания, как будто с самого начала, с самого первого первого дня своего под изнуряющим солнцем Дёзы, с самого первого вздоха, знал что-то такое, о чем не притяно говорить вслух. <text:soft-page-break/>Ана завидовала Болтуну. Она продолжала жить в мире, где пустыня всегда неизменна, где каждое утро надо делать болезненные уколы и надевать уродливую черную маску, из-за которой ее сторонились другие ребята, всякий раз, когда она выходила во двор. И Ане продолжали сниться сны, в которых она не видела ничего, кроме песка.</text:p>
      <text:p text:style-name="P4">Когда Болтун, как представляла Ана, навсегда ушел в самое сердце спящих земель, и она осталась в своей маленькой комнатке с видом на песчаное море совсем одна, то первые дни очень сильно скучала по своему молчаливому другу, смотрела целыми днями на безмолвные дюны и ждала, когда Болтун вернется. Ана чувствовала себя так, как если бы ее бросил друг, единственный ее собеседник, с которым она могла бы поделиться своими секретами, если бы ей было что рассказать. После того, как Болтун ушел, Ане постоянно хотелось поговорить с кем-нибудь. Воспитательница задерживалась в ее комнате так ненадолго, что Ана даже не могла запомнить ее лица. Другие дети не любили ее, - быть может, им не нравилась ее черная дыхательная маска или молчаливый друг, который всегда ходил вслед за ней, пока не бросил ради того, чтобы уйти в пустыню. Ана нередко разговаривала сама с собой или с детекторным радио-приемником, по которому вместе с хрипами помех рассказывали о том, что происходит там, куда ведет эстакада. Порою Ана даже представляла, что вместе с ней в комнате - также смотрит на вечерние дюны в окно, на то, как ветер поднимает песчаную пыль в преддверии бури, о которой их уже успела предупредить воспитательница, также слушает сводки уже запомненных наизусть новостей, также молчит - невидимый для других призрак Болтуна.</text:p>
      <text:p text:style-name="P4">Однако все это - одиночество по утрам, мысли о пустыне, воображаемый Болтун, вернувшийся из спящих земель - продлилось совсем недолго, быть может, лишь несколько дней, а потом к Ане стали приходить какие-то люди, всегда в одно и то же время, вскоре после укола и рассвета, которые отводили ее в специальную комнату, где было окон и от искусственного освещения начинали болеть глаза, и разговаривали с ней несколько часов подряд.</text:p>
      <text:p text:style-name="P4">Один из этих людей, высокий и тощий мужчина, представился ей в самый первый день. У него было странно и непонятное имя - Ана расслышала только "олог", - но потом кто-то объяснил ей, что этот человек приехал из города, и Ана успокоилась, словно в городе у людей всегда были странные имена.</text:p>
      <text:p text:style-name="P4">Они говорили о Болтуне.</text:p>
      <text:p text:style-name="P4">Ана понимала не все вопросы и часто отвечала невпопад - ее внимательно слушали, терпеливо кивая головой, а затем повторяли вопрос снова. Так продолжалось несколько дней. В комнате всегда горел яркий <text:soft-page-break/>электрический свет.</text:p>
      <text:p text:style-name="P4">Ана не понимала, зачем приходят эти странные люди. Она думала, что после очередной невыносимо долгой встречи, задав все свои вопросы, они наконец расскажут ей, что же в действительности произошло. Однако они лишь настойчиво продолжали спрашивать, спрашивали и спрашивали, и Ана никак не могла объяснить им, что она ничего не знает и не понимает, что она просто скучает по Болтуну.</text:p>
      <text:p text:style-name="P4">- Ты ведь много времени проводила с ним, правда? - спросил Олог в самую превую их встречу, мягким и ласковым голосом, улыбаясь и глядя ей прямо в глаза, с какой-то снисходительной жалостью, точно она была душевнобольной. - Можешь рассказать, что вы делали, как играли вдвоем?</text:p>
      <text:p text:style-name="P4">- Мы ничего не делали, - сказала Ана. - Мы просто гуляли.</text:p>
      <text:p text:style-name="P4">Олог был высоким сухощавым мужчиной - казалось, что его ноги не помещаются под столом, когда он садится напротив Аны. От него пахло крахмалом и каким-то резким отвратительным лекарством, которое не мог перебить даже насыщенный сладковатый аромат одеколона. Лицо его было бескровным и серым.</text:p>
      <text:p text:style-name="P4">- А как вы... - натянуто улыбался он, склоняясь к Ане, - а как вы общались друг с другом?</text:p>
      <text:p text:style-name="P4">Ана даже застыла от удивления, чуть приоткрыв рот и испуганно глядя на своего мучителя. Она никак не могла понять, что он хочет услышать в ответ.</text:p>
      <text:p text:style-name="P4">- Общались? - переспросила она.</text:p>
      <text:p text:style-name="P4">- Ну, вам ведь нужно было как-то понимать друг друга, - Олов откинулся на спинку стула; стул шатко заскрипел. - Вы общались с помощью жестов... или как-то еще? Не бойся, - добавил Олог, улыбаясь. - Мне просто интересно.</text:p>
      <text:p text:style-name="P4">Ана молчала.</text:p>
      <text:p text:style-name="P4">- Ну хорошо...</text:p>
      <text:p text:style-name="P4">Олог встал и заходил по комнате.</text:p>
      <text:p text:style-name="P4">- Когда вы шли куда-то вместе... - сказал он. - Он ведь все время ходил за тобой... Ты ему объясняла, говорила что-то? Почему он все время ходил за тобой?</text:p>
      <text:p text:style-name="P4">Олог остановился рядом с Аной. Голос его стал резче, и Ана взволнованно заерзала на стуле.</text:p>
      <text:p text:style-name="P4">- Мы просто... - понимали друг друга, - сказала она.</text:p>
      <text:p text:style-name="P4">- Просто понимали! - усмехнулся Олог. - Просто...</text:p>
      <text:p text:style-name="P4">Ана напряженно следила за тем, как он расхаживал широкими шагами перед столом. В комнате было душно.</text:p>
      <text:p text:style-name="P4">- Да ты не бойся, - сказал Олог своим прежним мягким голосом. - Я тоже просто пытаюсь понять.</text:p>
      <text:p text:style-name="P4"><text:soft-page-break/>Ана начинала думать, что в исчерзновении Болтуна кроется какая-то пугающая тайна, что, может быть, ее друг и правда ушел в пустыню, и никто не может понять почему.</text:p>
      <text:p text:style-name="P4">Встречи с Ологом всегда происходили рано утром, сразу после рассвета - Ане только делали укол, и она не успевала даже послушать радио. Вместе с Ологом на их беседах - в той неприятной тесной комнатке, где все время горел электрический свет - присутствовала только молодая женщина, высокая и красивая, как запомнилось Ане, но женщина ничего не говорила, лишь иногда улыбалась Ане, если замечала, как та любопытно разглядывает ее, и все время что-то записывала в длинный блокнот с откидными листами. Ана даже не знала, как ее зовут.</text:p>
      <text:p text:style-name="P4">- А зачем вы уходили со двора? - спросил Олог. - Я вовсе не буду ругаться, - Ана почувствовала, что его неестественная улыбка пугает ее даже больше, чем резкий голос и колючий электрический свет. - Просто расскажи... Быть может, вы искали что-то?</text:p>
      <text:p text:style-name="P4">- Мы очень редко выходили вместе во двор, - сказала Ана. - Ему не нравилось, когда я... А мне тоже не нравилось там гулять.</text:p>
      <text:p text:style-name="P4">- Разве? - удивился Олог. - А ты, кстати, не знаешь, что делал Болтун без тебя?</text:p>
      <text:p text:style-name="P4">Ана попробовала представить Болтуна одного - какой он был на самом деле, когда на него никто не смотрел, когда Аны не было рядом, - но у нее ничего не получалось. Ана пыталась сосредточиться - вот начался рассвет, они проснулись, ее увели делать укол, Болтун проводил ее немым и пристальным взглядом, потом закрылась дверь, и он остался один. Их комната возникала в воображении Аны по частям - узкие постели, на которых так неудобно спать, одна с растрепанным одеялом, привычный вид из окна, невольно возникавший перед ней всякий раз, когда она закрывала глаза, стол с потускневшим лаком, пустой, с искусственным цветком в игрушечной вазе, колченогие стулья, пыльное хрипящее радио, стоящее на подоконнике, чуть повернутое в сторону ее кровати. Ана пыталась расставить все эти предметы по местам, воссоздавала свою комнату с тщательным вниманием к каждой детали, к теням на голых стенах, трещинам на потолке, залежам пыли в углах, но Болтун так и не появлялся - он исчезал всякий раз, когда она выходила с врачом в коридор. Ана могла только представить, как Болтун идет неровной заплетающейся походкой - ноги по самые щиколотки увязают в бесцветном песке - по пустынной равнине, навстречу жаркому обжигающему солнцу.</text:p>
      <text:p text:style-name="P4">- Он куда-то... ушел? - тихо спросила Ана.</text:p>
      <text:p text:style-name="P4">- Что? - не понял Олог. - Почему ты так решила? - и нахмурился. - А ты вообще знаешь, - спросил он, - знаешь, что произошло с Болтуном?</text:p>
      <text:p text:style-name="P4">Ана взволнованно молчала, напряженно глядя ему в глаза. Красивая <text:soft-page-break/>женщина что-то записывала в блокнот.</text:p>
      <text:p text:style-name="P4">Ана думала, что эти беседы будут продолжаться бесконечно - или, по крайней мере, до тех пор, пока у нее не появится новый сосед. Олог все время пытался добиться от нее чего-то, хотя никак не могла понять, каких ответов он от нее ждет. </text:p>
      <text:p text:style-name="P4">- Сегодня, - сказал Олог на следующий день, когда все утро было пасмурно, по радио передавали тревожные прогнозы дождя, и над анильским морем сгущались темные, как дым от пожарищ, грозовые облака. - Сегодня у нас будет необычная беседа. - Он склонился к Ане, широко улыбаясь. - Мы не будет говорить о твоем друге. Ты ведь наверняка уже устала от этих разговоров, да? Мы поговорим о тебе.</text:p>
      <text:p text:style-name="P4">Ана не понимала.</text:p>
      <text:p text:style-name="P4">- Скажи, - продолжал Олог, - чем ты любишь заниматься? Какая твоя любимая... игра?</text:p>
      <text:p text:style-name="P4">- Мы... не играли, - сказала Ана. - Мы просто...</text:p>
      <text:p text:style-name="P4">- Ну неужели... - нетерпеливо сказал Олог. - Хорошо, - добавил он, привычно откидываясь на спинку шаткого стула. - Расскажи, чем ты любишь заниматься.</text:p>
      <text:p text:style-name="P4">Она любила гулять по здания интерната вместе с Болтуном, подниматься на запретные этажи, но вовсе не потому что им упрямо хотелось нарушить чьи-то бдительные наставления, а потому что им просто было больше некуда идти. Она любила слушать свой старый детекторный приемник, даже когда он совсем плохо работал и не передавал ничего, кроме помех.</text:p>
      <text:p text:style-name="P4">- А почему ты не играешь с другими детьми? - спросил Олог. - Ты же дружила только с Болтуном, ведь так?</text:p>
      <text:p text:style-name="P4">Ана не знала, что ответить.</text:p>
      <text:p text:style-name="P4">- Ладно, - улыбнулся Олог. - Расскажи мне лучше о радио. Я, кстати, тоже большой любитель. Здесь, наверное, не очень четкий сигнал?</text:p>
      <text:p text:style-name="P4">И Ана рассказала ему о радио - о грустной протяжной песне, похожей на молитву, звучавшую в одно и то же время по вечерам, о дежурных выпусках новостей, статистках и сводках, в которых не понимала ни слова, об огромном космическом корабле, двигатели которого больше, чем все здание интерната, который при взлете затмит собой солнце, и тень накроет всю пустыню, настанет ночь, который скоро улетит к далеким и неведанным мирам.</text:p>
      <text:p text:style-name="P4">- Интересно, - сказал Олог.</text:p>
      <text:p text:style-name="P4">Красивая женщина что-то записала в блокнот.</text:p>
      <text:p text:style-name="P4">- А Болтун тоже любил слушать радио?</text:p>
      <text:p text:style-name="P4">- Да, он любил, - сказала Ана.</text:p>
      <text:p text:style-name="P4">Когда Олог отпустил ее, и Ана вернулась в свою комнату, уже вовсю <text:soft-page-break/>лил дождь. Ана пропустила рождения дождя - из-за всех этих разговоров, мучительных расспросов, из-за рассказов о том, что она любит, из-за Болтуна.</text:p>
      <text:p text:style-name="P4">Окно уже было зашторено. Капли разбивались о стекло, слышался постоянно нарастающий шум воды.</text:p>
      <text:p text:style-name="P4">А потом Олог просто перестал приходить. У него закончились вопросы, красивая женщина исписала свой блокнот до конца. Как-то утром Ана смотрела, как ей делают непременный укол, после которого ей всегда хотелось спать и думала, что сейчас врач попросить ее приложить к руке влажную ватку, потом откроется дверь, и ее снова уведут в закрытую тесную комнатку без окна. Но никто не пришел. Она снова осталась одна.</text:p>
      <text:p text:style-name="P4">Ана почти жалела о том, что теперь никто не допрашивает ее по утрам. Она вновь была никому не интересна, с ней никто не говорил. Только врач, который отводил ее делать уколы, иногда что-то спрашивал, без интереса, даже не дожидаясь ответа, приветливо и безразлично, как человек, пытающийся изобразить эмоции, которых нет.</text:p>
      <text:p text:style-name="P4">Ана продолжала ждать Болтуна. Он вернутся из пустыни, преображенный. От него будет пахнуть песком и спекшейся кровью. Он увидит в самом сердце спящих земель что-то такое, что обычные люди не видели никогда, и вернутся, чтобы рассказать ей об этом.</text:p>
      <text:p text:style-name="P4">Ане медленно протирали кожу ваткой. Ана не знала, зачем это нужно делать, она думала, что это какой-то особый ритуал, который нужно обязательно совершать перед уколом, чтобы лекарство подействовало. Затем врач поднимал на свет шприц - с уже вставленной ампулой - и смотрел на него, несколько раз щелкая ногтем по стеклу. Ана думала, что он, наверное, повторял эти движения миллионы раз в своей жизни.</text:p>
      <text:p text:style-name="P4">Однажды, когда Ана слышала вечером молитвенную песню, за несколько минут перед тем, как отправиться спать - дрожащий голос сливался с помехам, дюны были багряными, а небе уже горели звезды, - она вдруг поняла, что Болтуна больше нет. Ана как будто все время знала об этом, но не хотела признаваться самой себе. Она поняла, зачем приходил Олог, и почему он больше никогда не придет.</text:p>
      <text:p text:style-name="P4">Ана так и не привыкла к острой колющей боли от уколов. "Совсем небольно", говорил врач, не глядя на нее, и медленно вводил в вену иглу. У Аны внутри все сжималось от страха. Потом врач начинал также медленно опускать поршень шприца.</text:p>
      <text:p text:style-name="P2">Поначалу Ана ничего не чувствовала. Лишь тихо ныла рука в месте укола. Потом начиналось легкое головокружение, как после шара, и комната вокруг начинала терять резкость, острые углы у стен смягчались, все становилось расплывчатым и каким-то бесплотным, ничто не имело значения, дышать было легко. Комната превращалась в длинный коридор с <text:soft-page-break/>нечеткими стенами, Ана чувствовала, как тело ее становится невесомым, как она начинает бессильно проваливаться с бессветную пустоту. Больше не нужно думать о том, как дышать, не нужно ничего делать, остается лишь подчиниться этому приятному чувству невесомости, отдаться ему целиком. Но потом привычные мысли и волнения постепенно возвращались и, хотя уже не были такими яркими как до укола, все же мешали до конца насладиться ощущением этого свободного падения в бесконечную пустоту.</text:p>
      <text:p text:style-name="P2"/>
      <text:p text:style-name="P2">*</text:p>
      <text:p text:style-name="P2"/>
      <text:p text:style-name="P4">Как-то неожиданно начался вечер, хотя Ане казалось, что прошло совсем немного времени - небо, начиная каменной гряды бесформенных строений у горизонта, постепенно меняло оттенок, переходя их бледно-серого в почти черной, как будто глубокая космическая пустота медленно приоткрывалась над всей планетой, и где-то высоко горела яркая одинокая звезда, наверняка ненастоящая.</text:p>
      <text:p text:style-name="P4">Ее чувство времени исказилось. Ана понимала, что скоро ей придется сделать еще один укол, ей это будет необходимо, но она пока не хотела возвращаться домой. Окраина встретила ее порывистым ветром и запахом гниющих отбросов, который доносился со свалки, выросшей на месте ее интерната. Море Анила было прекрасно в эту позднюю вечернюю мглу. Сонный свет фонарей лишь вселял в Ану ощущение какой-то тоскливой безмятежности, как будто вся улица, оставшаяся без людей, медленно плыла навстречу волн из бесцветного песка. Атмосферные станции, на вершинах которых вспыхивали разноцветные огни, плавно удалялись от города, по береговой линии, в неубывающую темноту, словно там, в пустыне, давно уже наступила ночь. А пустыня была все также неизменна. Ана думала, что видела те же самые дюны много лет назад, в детстве, когда верила, что улетит когда-нибудь на космическом корабле, отправится в звездную пустоту за миллиарды миль от их бездыханной планеты, и никогда не вернется назад.</text:p>
      <text:p text:style-name="P4">Ана улыбнулась. Она вовсе не ошибалась в детстве. Все вокруг ошибались, но только не она. Болтун вовсе не умер - он ушел в пустыню, потому что ему надоело жить вместе с людьми. А она улетит с этой планеты, в звездную пустыню, о которой всегда мечтал Нив. Она исполнит его мечту.</text:p>
      <text:p text:style-name="P4">Ана снова нащупала в кармане свернутый вчетверо листок. Ее начинало слегко подташнивать, голова была тяжелой - начиналось отступление ганы, близилось время, когда ей придется сделать еще один укол. Но Ане не хотелось уходить, хотя до дома было еще далеко, а на всех <text:soft-page-break/>улицах уже включился синий газовый свет. Она чувствовала себя так, словно забыла сделать то, ради чего приехала сюда в свой последний день. Забыла выполнить последнее распоряжение, последнюю волю.</text:p>
      <text:p text:style-name="P4">- Будь ты проклята! - сказала Ана, глядя на песчаные холмы, которые начинались за эстакадой. <text:s/>А потом пошла к станции надземки.</text:p>
      <text:p text:style-name="P4">Дома было пусто, душно и плохо работало радио. У Аны оставалось только две ампулы - совсем немного, но этого должно было хватить. Меньше, чем через сутки ее уже здесь не будет. Меньше, чем через сутки ей уже никогда не потребуется делать уколы. Там, за пределами этого гравитационного колодца, этой вечной пустыни, ей не нужно будут никакие препараты, чтобы просто дышать.</text:p>
      <text:p text:style-name="P4">Ана вставила одну из ампул в шприц. Затем попыталась настроить приемник - новости, помехи, чьи-то неразборчивые голоса. Она не собиралась слушать всю эту бессмысленную болтовню о мире, который был для нее не более важен, чем полузабытые видения из сна. Она хотела найти музыку, но музыки нигде не было. К тому же Ану начинал раздражать громкий шум. Она выключила приемник и стала перетягивать руку жгутом, затем протерла кожу смоченной шаром ваткой, затем легко и умела ввела в вену иглу - было совсем не больно - и стала медленно опускать поршень шприца, как врач, который делал ей уколы в детстве. Первые несколько секунд она не ощущала ничего, кроме легкого волнения, а потом темнота поглотила ее.</text:p>
      <text:p text:style-name="P2">Ана проснулась за столом - она так и не смогла перебраться в постель. Все тело ее болело. Радио по-прежнему не работало - она так и не включила его после укола. Ана испуганно дернулась - неужели она опоздала, - но не нет, было еще совсем рано, за окном даже не начало светать. Но все равно уже нужно было отправляться. Нужно было приехать заранее - хотя бы за несколько час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4M55S</meta:editing-duration>
    <meta:editing-cycles>319</meta:editing-cycles>
    <meta:generator>OpenOffice.org/3.1$Win32 OpenOffice.org_project/310m11$Build-9399</meta:generator>
    <dc:date>2010-01-22T14:20:58.84</dc:date>
    <dc:creator>Василий Воронков</dc:creator>
    <meta:document-statistic meta:table-count="0" meta:image-count="0" meta:object-count="0" meta:page-count="8" meta:paragraph-count="70" meta:word-count="3007" meta:character-count="18661"/>
    <meta:user-defined meta:name="Info 1"/>
    <meta:user-defined meta:name="Info 2"/>
    <meta:user-defined meta:name="Info 3"/>
    <meta:user-defined meta:name="Info 4"/>
  </office:meta>
</office:document-meta>
</file>